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76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128.35pt"/>
    </style:style>
    <style:style style:name="co4" style:family="table-column">
      <style:table-column-properties fo:break-before="auto" style:column-width="20.64pt"/>
    </style:style>
    <style:style style:name="co5" style:family="table-column">
      <style:table-column-properties fo:break-before="auto" style:column-width="233.04pt"/>
    </style:style>
    <style:style style:name="co6" style:family="table-column">
      <style:table-column-properties fo:break-before="auto" style:column-width="230.29pt"/>
    </style:style>
    <style:style style:name="co7" style:family="table-column">
      <style:table-column-properties fo:break-before="auto" style:column-width="270.96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0.65pt" fo:break-before="auto" style:use-optimal-row-height="fals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65.99pt" fo:break-before="auto" style:use-optimal-row-height="false"/>
    </style:style>
    <style:style style:name="ro5" style:family="table-row">
      <style:table-row-properties style:row-height="164.01pt" fo:break-before="auto" style:use-optimal-row-height="false"/>
    </style:style>
    <style:style style:name="ro6" style:family="table-row">
      <style:table-row-properties style:row-height="35.49pt" fo:break-before="auto" style:use-optimal-row-height="true"/>
    </style:style>
    <style:style style:name="ro7" style:family="table-row">
      <style:table-row-properties style:row-height="24.04pt" fo:break-before="auto" style:use-optimal-row-height="true"/>
    </style:style>
    <style:style style:name="ro8" style:family="table-row">
      <style:table-row-properties style:row-height="63.75pt" fo:break-before="auto" style:use-optimal-row-height="false"/>
    </style:style>
    <style:style style:name="ro9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ffcc00" fo:border="0.74pt solid #000000"/>
    </style:style>
    <style:style style:name="ce3" style:family="table-cell" style:parent-style-name="Default">
      <style:table-cell-properties fo:background-color="#66ff66" fo:border="0.74pt solid #0000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00ccff" style:text-align-source="fix" style:repeat-content="false" fo:wrap-option="wrap" fo:border="0.74pt solid #000000" style:vertical-align="top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background-color="#00ccff" style:text-align-source="fix" style:repeat-content="false" fo:wrap-option="wrap" fo:border="0.74pt solid #000000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PASS&quot;;&quot;FAIL&quot;;&quot;NAp&quot;;&quot;NAv&quot;;&quot;NC&quot;;&quot;NE&quot;;&quot;&quot;)" table:allow-empty-cell="true" table:display-list="unsorted" table:base-cell-address="Sheet1.B1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5">
            <text:p>Software</text:p>
          </table:table-cell>
          <table:table-cell office:value-type="string" calcext:value-type="string">
            <text:p>Project Name </text:p>
          </table:table-cell>
          <table:table-cell office:value-type="string" calcext:value-type="string">
            <text:p>Parabank Parasoft</text:p>
          </table:table-cell>
          <table:table-cell/>
          <table:table-cell table:style-name="ce6"/>
          <table:table-cell table:style-name="ce7" office:value-type="string" calcext:value-type="string" table:number-columns-spanned="1" table:number-rows-spanned="3">
            <text:p>Reference</text:p>
            <text:p>Documents</text:p>
          </table:table-cell>
          <table:table-cell table:style-name="ce9" office:value-type="string" calcext:value-type="string" table:number-columns-spanned="1" table:number-rows-spanned="3">
            <text:p><text:a xlink:href="../../Daily%20Challenges/First%20Month/%5BTOJ%5D%20Training%20-%20Day%204%20tasks.eml" xlink:type="simple">Email</text:a></text:p>
            <text:p><text:a xlink:href="../../Daily%20Challenges/First%20Month/Automation%20Challenge%20Day3/Test%20Case%201.2.pdf" xlink:type="simple">Test Case Format</text:a></text:p>
            <text:p/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Version 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Build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covered-table-cell table:number-columns-repeated="2"/>
          <table:table-cell/>
        </table:table-row>
        <table:table-row table:style-name="ro1">
          <table:covered-table-cell/>
          <table:table-cell office:value-type="string" calcext:value-type="string">
            <text:p>Language</text:p>
          </table:table-cell>
          <table:table-cell office:value-type="string" calcext:value-type="string">
            <text:p>English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est Type</text:p>
          </table:table-cell>
          <table:table-cell office:value-type="string" calcext:value-type="string">
            <text:p>Positive – Negativ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OS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Win 10 x64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Language</text:p>
          </table:table-cell>
          <table:table-cell office:value-type="string" calcext:value-type="string">
            <text:p>English</text:p>
          </table:table-cell>
          <table:table-cell table:number-columns-repeated="2"/>
          <table:table-cell table:style-name="ce5"/>
          <table:table-cell table:style-name="ce10"/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">
            <text:p>Date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17/05/201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est Start</text:p>
          </table:table-cell>
          <table:table-cell office:value-type="string" calcext:value-type="string">
            <text:p>17/05/201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Estimated End</text:p>
          </table:table-cell>
          <table:table-cell office:value-type="string" calcext:value-type="string">
            <text:p>17/05/2019 17:00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Actual End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Responsible</text:p>
          </table:table-cell>
          <table:table-cell office:value-type="string" calcext:value-type="string">
            <text:p>Written By</text:p>
          </table:table-cell>
          <table:table-cell office:value-type="string" calcext:value-type="string">
            <text:p>Bogdan Demetrescu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Tester Name</text:p>
          </table:table-cell>
          <table:table-cell office:value-type="string" calcext:value-type="string">
            <text:p>Bogdan Demetrescu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4" table:number-rows-spanned="1">
            <text:p>Browser:</text:p>
            <text:p>Chrome - Version: 74(x64)</text:p>
            <text:p/>
          </table:table-cell>
          <table:covered-table-cell table:number-columns-repeated="3" table:style-name="ce3"/>
          <table:table-cell table:style-name="ce2"/>
        </table:table-row>
        <table:table-row table:style-name="ro1">
          <table:table-cell table:number-columns-repeated="3"/>
          <table:table-cell table:style-name="ce3" office:value-type="string" calcext:value-type="string">
            <text:p>Crt.</text:p>
          </table:table-cell>
          <table:table-cell table:style-name="ce3" office:value-type="string" calcext:value-type="string">
            <text:p>Test Steps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Test Case 1. Register an account on Parabank website with proper credentials and log out</text:p>
          </table:table-cell>
          <table:covered-table-cell table:number-columns-repeated="3" table:style-name="ce4"/>
          <table:table-cell table:style-name="ce4"/>
        </table:table-row>
        <table:table-row table:style-name="ro3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ccess the application by typing down the URL address in the browser search bar</text:p>
          </table:table-cell>
          <table:table-cell table:style-name="ce5" office:value-type="string" calcext:value-type="string">
            <text:p>URL</text:p>
            <text:p><text:a xlink:href="https://parabank.parasoft.com/parabank/index.htm" xlink:type="simple">https://parabank.parasoft.com/parabank/index.htm</text:a></text:p>
          </table:table-cell>
          <table:table-cell table:style-name="ce10" office:value-type="string" calcext:value-type="string">
            <text:p>Arrive on the parabank.parasoft.com website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4"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pen ‘Register’ page</text:p>
          </table:table-cell>
          <table:table-cell table:style-name="ce5" office:value-type="string" calcext:value-type="string">
            <text:p>Click on ‘Register’ tab in the left side menu</text:p>
          </table:table-cell>
          <table:table-cell table:style-name="ce11" office:value-type="string" calcext:value-type="string">
            <text:p>- Arrive on URL: https://parabank.parasoft.com/parabank/register.htm</text:p>
            <text:p>- The content on the page should change the SignUp Form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5"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egister Account</text:p>
          </table:table-cell>
          <table:table-cell table:style-name="ce8" office:value-type="string" calcext:value-type="string">
            <text:p>Input:</text:p>
            <text:p>First Name – Gas</text:p>
            <text:p>Last Name – Pedal</text:p>
            <text:p>Address – Mexican burrito, Nr. 3</text:p>
            <text:p>City – Buritto Town</text:p>
            <text:p>State – Mexico</text:p>
            <text:p>Zip Code: 112</text:p>
            <text:p>Phone #: 777 444 333</text:p>
            <text:p>SSN: 1212</text:p>
            <text:p/>
            <text:p>Username: Limo</text:p>
            <text:p>Password: Limo</text:p>
            <text:p>Confirm: Limo</text:p>
          </table:table-cell>
          <table:table-cell table:style-name="ce8" office:value-type="string" calcext:value-type="string">
            <text:p>- the needed information should be properly written inside. </text:p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6"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lick Register</text:p>
          </table:table-cell>
          <table:table-cell table:style-name="ce5" office:value-type="string" calcext:value-type="string">
            <text:p>Click REGISTER button </text:p>
          </table:table-cell>
          <table:table-cell table:style-name="ce10" office:value-type="string" calcext:value-type="string">
            <text:p>- should log the user into his new account and the SignUp Form should be replaced with Welcome 'username' and a success message should be displayed.</text:p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7">
          <table:table-cell table:number-columns-repeated="3"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LOG OUT</text:p>
          </table:table-cell>
          <table:table-cell table:style-name="ce5" office:value-type="string" calcext:value-type="string">
            <text:p>Click Log Out button</text:p>
          </table:table-cell>
          <table:table-cell table:style-name="ce10" office:value-type="string" calcext:value-type="string">
            <text:p>- should log out the user from his account and return to homepage.</text:p>
          </table:table-cell>
          <table:table-cell table:style-name="ce12" table:content-validation-name="val1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Test Case 2. Register an account on Parabank website with invalid phone number credentials <text:s/></text:p>
          </table:table-cell>
          <table:covered-table-cell table:number-columns-repeated="3" table:style-name="ce4"/>
          <table:table-cell table:style-name="ce4"/>
        </table:table-row>
        <table:table-row table:style-name="ro3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ccess the application by typing down the URL address in the browser search bar</text:p>
          </table:table-cell>
          <table:table-cell table:style-name="ce5" office:value-type="string" calcext:value-type="string">
            <text:p>URL</text:p>
            <text:p><text:a xlink:href="https://parabank.parasoft.com/parabank/index.htm" xlink:type="simple">https://parabank.parasoft.com/parabank/index.htm</text:a></text:p>
          </table:table-cell>
          <table:table-cell table:style-name="ce10" office:value-type="string" calcext:value-type="string">
            <text:p>Arrive on the parabank.parasoft.com website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4"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pen ‘Register’ page</text:p>
          </table:table-cell>
          <table:table-cell table:style-name="ce5" office:value-type="string" calcext:value-type="string">
            <text:p>Click on ‘Register’ tab in the left side menu</text:p>
          </table:table-cell>
          <table:table-cell table:style-name="ce11" office:value-type="string" calcext:value-type="string">
            <text:p>- Arrive on URL: https://parabank.parasoft.com/parabank/register.htm</text:p>
            <text:p>- The content on the page should change the SignUp Form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5"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egister Account</text:p>
          </table:table-cell>
          <table:table-cell table:style-name="ce8" office:value-type="string" calcext:value-type="string">
            <text:p>Input:</text:p>
            <text:p>First Name – Gas</text:p>
            <text:p>Last Name – Pedal</text:p>
            <text:p>Address – Mexican burrito, Nr. 3</text:p>
            <text:p>City – Buritto Town</text:p>
            <text:p>State – Mexico</text:p>
            <text:p>Zip Code: 112</text:p>
            <text:p>Phone #: Beer Works with Burrito</text:p>
            <text:p>SSN: 1212</text:p>
            <text:p/>
            <text:p>Username: Pepito</text:p>
            <text:p>Password: Pepito</text:p>
            <text:p>Confirm: Pepito</text:p>
          </table:table-cell>
          <table:table-cell table:style-name="ce8" office:value-type="string" calcext:value-type="string">
            <text:p>- the needed information should be properly written inside. </text:p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7"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lick Register</text:p>
          </table:table-cell>
          <table:table-cell table:style-name="ce5" office:value-type="string" calcext:value-type="string">
            <text:p>Click REGISTER button </text:p>
          </table:table-cell>
          <table:table-cell table:style-name="ce10" office:value-type="string" calcext:value-type="string">
            <text:p>- should request from the user proper input type in phone # field if anything else except numbers is written.</text:p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Test Case 3: Register an account with a used ‘username’ - ‘ Limo’ <text:s/>(negative testing)</text:p>
          </table:table-cell>
          <table:covered-table-cell table:number-columns-repeated="3" table:style-name="ce4"/>
          <table:table-cell table:style-name="ce4"/>
        </table:table-row>
        <table:table-row table:style-name="ro3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ccess the application by typing down the URL address in the browser search bar</text:p>
          </table:table-cell>
          <table:table-cell table:style-name="ce5" office:value-type="string" calcext:value-type="string">
            <text:p>URL</text:p>
            <text:p><text:a xlink:href="https://parabank.parasoft.com/parabank/index.htm" xlink:type="simple">https://parabank.parasoft.com/parabank/index.htm</text:a></text:p>
          </table:table-cell>
          <table:table-cell table:style-name="ce10" office:value-type="string" calcext:value-type="string">
            <text:p>Arrive on the parabank.parasoft.com website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4"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pen ‘Register’ page</text:p>
          </table:table-cell>
          <table:table-cell table:style-name="ce5" office:value-type="string" calcext:value-type="string">
            <text:p>Click on ‘Register’ tab in the left side menu</text:p>
          </table:table-cell>
          <table:table-cell table:style-name="ce11" office:value-type="string" calcext:value-type="string">
            <text:p>- Arrive on URL: https://parabank.parasoft.com/parabank/register.htm</text:p>
            <text:p>- The content on the page should change the SignUp Form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5"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egister Account</text:p>
          </table:table-cell>
          <table:table-cell table:style-name="ce8" office:value-type="string" calcext:value-type="string">
            <text:p>Input:</text:p>
            <text:p>First Name – Gas</text:p>
            <text:p>Last Name – Pedal</text:p>
            <text:p>Address – Mexican burrito, Nr. 3</text:p>
            <text:p>City – Buritto Town</text:p>
            <text:p>State – Mexico</text:p>
            <text:p>Zip Code: 112</text:p>
            <text:p>Phone #: Beer Works with Burrito</text:p>
            <text:p>SSN: 1212</text:p>
            <text:p/>
            <text:p>Username: Limo</text:p>
            <text:p>Password: Limo</text:p>
            <text:p>Confirm: Limo</text:p>
          </table:table-cell>
          <table:table-cell table:style-name="ce8" office:value-type="string" calcext:value-type="string">
            <text:p>- the needed information should be properly written inside. </text:p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8"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lick Register</text:p>
          </table:table-cell>
          <table:table-cell table:style-name="ce5" office:value-type="string" calcext:value-type="string">
            <text:p>Click REGISTER button </text:p>
          </table:table-cell>
          <table:table-cell table:style-name="ce10" office:value-type="string" calcext:value-type="string">
            <text:p>- should not allow to create a user using an username which is already created.</text:p>
          </table:table-cell>
          <table:table-cell table:style-name="ce13" table:content-validation-name="val1" office:value-type="string" calcext:value-type="string">
            <text:p>FAIL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Test Case 4: Register an account by only typing in Username and Password an leaving the above fields clear (negative testing)</text:p>
          </table:table-cell>
          <table:covered-table-cell table:number-columns-repeated="3" table:style-name="ce4"/>
          <table:table-cell table:style-name="ce4"/>
        </table:table-row>
        <table:table-row table:style-name="ro3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ccess the application by typing down the URL address in the browser search bar</text:p>
          </table:table-cell>
          <table:table-cell table:style-name="ce5" office:value-type="string" calcext:value-type="string">
            <text:p>URL</text:p>
            <text:p><text:a xlink:href="https://parabank.parasoft.com/parabank/index.htm" xlink:type="simple">https://parabank.parasoft.com/parabank/index.htm</text:a></text:p>
          </table:table-cell>
          <table:table-cell table:style-name="ce10" office:value-type="string" calcext:value-type="string">
            <text:p>Arrive on the parabank.parasoft.com website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4"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pen ‘Register’ page</text:p>
          </table:table-cell>
          <table:table-cell table:style-name="ce5" office:value-type="string" calcext:value-type="string">
            <text:p>Click on ‘Register’ tab in the left side menu</text:p>
          </table:table-cell>
          <table:table-cell table:style-name="ce11" office:value-type="string" calcext:value-type="string">
            <text:p>- Arrive on URL: https://parabank.parasoft.com/parabank/register.htm</text:p>
            <text:p>- The content on the page should change the SignUp Form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5"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egister Account</text:p>
          </table:table-cell>
          <table:table-cell table:style-name="ce8" office:value-type="string" calcext:value-type="string">
            <text:p>Input:</text:p>
            <text:p>First Name – </text:p>
            <text:p>Last Name –</text:p>
            <text:p>Address – </text:p>
            <text:p>City –</text:p>
            <text:p>State – </text:p>
            <text:p>Zip Code:</text:p>
            <text:p>Phone #</text:p>
            <text:p>SSN:</text:p>
            <text:p/>
            <text:p>Username: Mexico</text:p>
            <text:p>Password: Mexico</text:p>
            <text:p>Confirm: Mexico</text:p>
          </table:table-cell>
          <table:table-cell table:style-name="ce8" office:value-type="string" calcext:value-type="string">
            <text:p>- the needed information should be properly written inside. </text:p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9"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lick Register</text:p>
          </table:table-cell>
          <table:table-cell table:style-name="ce5" office:value-type="string" calcext:value-type="string">
            <text:p>Click REGISTER button </text:p>
          </table:table-cell>
          <table:table-cell table:style-name="ce10" office:value-type="string" calcext:value-type="string">
            <text:p>- should not allow to create a user using an username which is already created.</text:p>
          </table:table-cell>
          <table:table-cell table:style-name="ce13" table:content-validation-name="val1" office:value-type="string" calcext:value-type="string">
            <text:p>FAIL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 table:number-columns-spanned="4" table:number-rows-spanned="1">
            <text:p>Test Case 5: Check it First Name and Last Name fields have character restrictions by sending numbers and symbols (negative testing)</text:p>
          </table:table-cell>
          <table:covered-table-cell table:number-columns-repeated="3" table:style-name="ce4"/>
          <table:table-cell table:style-name="ce4"/>
        </table:table-row>
        <table:table-row table:style-name="ro3"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ccess the application by typing down the URL address in the browser search bar</text:p>
          </table:table-cell>
          <table:table-cell table:style-name="ce5" office:value-type="string" calcext:value-type="string">
            <text:p>URL</text:p>
            <text:p><text:a xlink:href="https://parabank.parasoft.com/parabank/index.htm" xlink:type="simple">https://parabank.parasoft.com/parabank/index.htm</text:a></text:p>
          </table:table-cell>
          <table:table-cell table:style-name="ce10" office:value-type="string" calcext:value-type="string">
            <text:p>Arrive on the parabank.parasoft.com website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4"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Open ‘Register’ page</text:p>
          </table:table-cell>
          <table:table-cell table:style-name="ce5" office:value-type="string" calcext:value-type="string">
            <text:p>Click on ‘Register’ tab in the left side menu</text:p>
          </table:table-cell>
          <table:table-cell table:style-name="ce11" office:value-type="string" calcext:value-type="string">
            <text:p>- Arrive on URL: https://parabank.parasoft.com/parabank/register.htm</text:p>
            <text:p>- The content on the page should change the SignUp Form.</text:p>
            <text:p/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5">
          <table:table-cell table:number-columns-repeated="3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Register Account</text:p>
          </table:table-cell>
          <table:table-cell table:style-name="ce8" office:value-type="string" calcext:value-type="string">
            <text:p>Input:</text:p>
            <text:p>First Name – 213213@@#</text:p>
            <text:p>Last Name – 3244324242423423432!!#@$#@$@%</text:p>
            <text:p>Address – Star</text:p>
            <text:p>City – Stary</text:p>
            <text:p>State – Staros</text:p>
            <text:p>Zip Code:11</text:p>
            <text:p>Phone # 1123</text:p>
            <text:p>SSN: 1</text:p>
            <text:p/>
            <text:p>Username: Africa</text:p>
            <text:p>Password: Africa</text:p>
            <text:p>Confirm: Africa</text:p>
          </table:table-cell>
          <table:table-cell table:style-name="ce8" office:value-type="string" calcext:value-type="string">
            <text:p>- the needed information should be properly written inside. </text:p>
          </table:table-cell>
          <table:table-cell table:style-name="ce12" table:content-validation-name="val1" office:value-type="string" calcext:value-type="string">
            <text:p>PASS</text:p>
          </table:table-cell>
        </table:table-row>
        <table:table-row table:style-name="ro9">
          <table:table-cell table:number-columns-repeated="3"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lick Register</text:p>
          </table:table-cell>
          <table:table-cell table:style-name="ce5" office:value-type="string" calcext:value-type="string">
            <text:p>Click REGISTER button </text:p>
          </table:table-cell>
          <table:table-cell table:style-name="ce10" office:value-type="string" calcext:value-type="string">
            <text:p>- should not allow to create a user using numbers and symbols at first and last name</text:p>
          </table:table-cell>
          <table:table-cell table:style-name="ce13" table:content-validation-name="val1"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/>
      <number:text> </number:text>
      <number:month number:textual="true"/>
      <number:text> </number:text>
      <number:year/>
    </number:date-style>
    <number:date-style style:name="N127">
      <number:day number:style="long"/>
      <number:text>/</number:text>
      <number:month number:style="long"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color="#99ff66"/>
    </style:style>
    <style:style style:name="Pass_20_Green_20_Background" style:display-name="Pass Green Background" style:family="table-cell" style:parent-style-name="Default">
      <style:table-cell-properties fo:background-color="#66ff99"/>
    </style:style>
    <style:style style:name="FAIL_20_Red_20_Background" style:display-name="FAIL Red Background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00/00/0000</text:date>, <text:time style:data-style-name="N2" text:time-value="10:52:21.2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7T16:34:23.133000000</dc:date>
    <meta:editing-duration>PT1H54M7S</meta:editing-duration>
    <meta:editing-cycles>12</meta:editing-cycles>
    <meta:generator>LibreOffice/5.2.2.2$Windows_X86_64 LibreOffice_project/8f96e87c890bf8fa77463cd4b640a2312823f3ad</meta:generator>
    <meta:document-statistic meta:table-count="1" meta:cell-count="147" meta:object-count="0"/>
  </office:meta>
</office:document-meta>
</file>